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margin-top="0in" fo:margin-bottom="0in" style:contextual-spacing="false" fo:padding="0.0193in" fo:border="0.06pt solid #d9d9e3"/>
    </style:style>
    <style:style style:name="P2" style:family="paragraph" style:parent-style-name="Text_20_body" style:list-style-name="L3">
      <style:paragraph-properties fo:padding="0.0193in" fo:border="0.06pt solid #d9d9e3"/>
    </style:style>
    <style:style style:name="P3" style:family="paragraph" style:parent-style-name="Text_20_body" style:list-style-name="L4">
      <style:paragraph-properties fo:margin-top="0in" fo:margin-bottom="0in" style:contextual-spacing="false" fo:padding="0.0193in" fo:border="0.06pt solid #d9d9e3"/>
    </style:style>
    <style:style style:name="P4" style:family="paragraph" style:parent-style-name="Text_20_body" style:list-style-name="L4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4216507619" text:style-name="L3">
        <text:list-item>
          <text:p text:style-name="P1">Empieza importando el módulo random en tu script de Python.</text:p>
        </text:list-item>
        <text:list-item>
          <text:p text:style-name="P1">Crea una variable llamada <text:span text:style-name="Source_20_Text"><text:span text:style-name="T1">answer</text:span></text:span> que almacene un número aleatorio generado por la función <text:span text:style-name="Source_20_Text"><text:span text:style-name="T1">randint</text:span></text:span> del módulo random.</text:p>
        </text:list-item>
        <text:list-item>
          <text:p text:style-name="P1">Utiliza un bucle <text:span text:style-name="Source_20_Text"><text:span text:style-name="T1">while</text:span></text:span> para permitirle al usuario adivinar el número. Dentro del bucle, pide al usuario que ingrese un número y guárdalo en una variable llamada <text:span text:style-name="Source_20_Text"><text:span text:style-name="T1">guess</text:span></text:span>.</text:p>
        </text:list-item>
        <text:list-item>
          <text:p text:style-name="P1">Utiliza una condición <text:span text:style-name="Source_20_Text"><text:span text:style-name="T1">if</text:span></text:span> para comparar <text:span text:style-name="Source_20_Text"><text:span text:style-name="T1">guess</text:span></text:span> con <text:span text:style-name="Source_20_Text"><text:span text:style-name="T1">answer</text:span></text:span>. Si son iguales, imprime un mensaje de felicitación y rompe el bucle. Si <text:span text:style-name="Source_20_Text"><text:span text:style-name="T1">guess</text:span></text:span> es mayor o menor que <text:span text:style-name="Source_20_Text"><text:span text:style-name="T1">answer</text:span></text:span>, imprime un mensaje indicando si el número adivinado es mayor o menor al número correcto y vuelve a pedir un número.</text:p>
        </text:list-item>
        <text:list-item>
          <text:p text:style-name="P1">Agrega un contador para llevar cuenta de las intentos y mostrarlo al usuario</text:p>
        </text:list-item>
        <text:list-item>
          <text:p text:style-name="P2">Agrega una opción para que el usuario pueda salir del juego</text:p>
        </text:list-item>
      </text:list>
      <text:p text:style-name="Standard"/>
      <text:list xml:id="list2142798200" text:style-name="L4">
        <text:list-item>
          <text:p text:style-name="P3">Empieza importando la biblioteca Tkinter.</text:p>
        </text:list-item>
        <text:list-item>
          <text:p text:style-name="P3">Crea una ventana principal utilizando la clase <text:span text:style-name="Source_20_Text"><text:span text:style-name="T1">Tk()</text:span></text:span>.</text:p>
        </text:list-item>
        <text:list-item>
          <text:p text:style-name="P3">Utiliza la clase <text:span text:style-name="Source_20_Text"><text:span text:style-name="T1">Label</text:span></text:span> para crear etiquetas para describir la aplicación.</text:p>
        </text:list-item>
        <text:list-item>
          <text:p text:style-name="P3">Utiliza la clase <text:span text:style-name="Source_20_Text"><text:span text:style-name="T1">Entry</text:span></text:span> para crear un campo de entrada donde el usuario pueda ingresar una nueva tarea.</text:p>
        </text:list-item>
        <text:list-item>
          <text:p text:style-name="P3">Utiliza la clase <text:span text:style-name="Source_20_Text"><text:span text:style-name="T1">Button</text:span></text:span> para crear botones para agregar, eliminar y actualizar tareas.</text:p>
        </text:list-item>
        <text:list-item>
          <text:p text:style-name="P3">Utiliza la clase <text:span text:style-name="Source_20_Text"><text:span text:style-name="T1">Listbox</text:span></text:span> para crear una lista desplegable donde se mostrarán las tareas.</text:p>
        </text:list-item>
        <text:list-item>
          <text:p text:style-name="P3">Utiliza un archivo de texto o una base de datos para almacenar las tareas ingresadas por el usuario.</text:p>
        </text:list-item>
        <text:list-item>
          <text:p text:style-name="P3">Crea funciones para agregar, eliminar y actualizar tareas, asociadas a los botones correspondientes.</text:p>
        </text:list-item>
        <text:list-item>
          <text:p text:style-name="P4">Utiliza un bucle <text:span text:style-name="Source_20_Text"><text:span text:style-name="T1">while</text:span></text:span> para mantener la ventana abierta mientras el usuario utiliza la aplicación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22:39:32.897201635</meta:creation-date>
    <dc:date>2023-01-27T23:22:28.109912841</dc:date>
    <meta:editing-duration>PT32M45S</meta:editing-duration>
    <meta:editing-cycles>1</meta:editing-cycles>
    <meta:document-statistic meta:table-count="0" meta:image-count="0" meta:object-count="0" meta:page-count="1" meta:paragraph-count="15" meta:word-count="260" meta:character-count="1526" meta:non-whitespace-character-count="1296"/>
    <meta:generator>LibreOffice/7.3.7.2$Linux_X86_64 LibreOffice_project/30$Build-2</meta:generator>
  </office:meta>
</office:document-meta>
</file>